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5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0.3909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898in"/>
    </style:style>
    <style:style style:name="co11" style:family="table-column">
      <style:table-column-properties fo:break-before="auto" style:column-width="0.4811in"/>
    </style:style>
    <style:style style:name="co12" style:family="table-column">
      <style:table-column-properties fo:break-before="auto" style:column-width="2.0272in"/>
    </style:style>
    <style:style style:name="co13" style:family="table-column">
      <style:table-column-properties fo:break-before="auto" style:column-width="0.74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ffcc99" fo:border="0.0008in solid #000000"/>
      <style:text-properties style:font-name="Arial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008in solid #000000" style:vertical-align="top"/>
      <style:paragraph-properties fo:text-align="start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"/>
    </style:style>
    <style:style style:name="ce6" style:family="table-cell" style:parent-style-name="Default">
      <style:table-cell-properties fo:background-color="#ffff99" fo:border="0.0008in solid #000000"/>
      <style:text-properties style:font-name="Arial"/>
    </style:style>
    <style:style style:name="ce7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  <style:text-properties style:font-name="Arial"/>
    </style:style>
    <style:style style:name="ce8" style:family="table-cell" style:parent-style-name="Default">
      <style:text-properties fo:color="#c0c0c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ext-properties fo:color="#c0c0c0" style:font-name="Ari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fill="solid" draw:fill-color="#ffcc99"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writing-mode="lr-tb"/>
      <style:text-properties fo:color="#000000" fo:font-family="'MS PGothic'" style:font-family-generic="swiss" fo:font-size="11pt" style:font-family-asian="'MS PGothic'" style:font-family-generic-asian="swiss" style:font-size-asian="11pt" style:font-size-complex="6.30000019073486pt"/>
    </style:style>
    <style:style style:name="P4" style:family="paragraph">
      <style:paragraph-properties fo:text-align="center" style:text-autospace="none" style:writing-mode="lr-tb"/>
      <style:text-properties fo:color="#000000" fo:font-family="'MS PGothic'" style:font-family-generic="swiss" fo:font-size="11pt" style:font-family-asian="'MS PGothic'" style:font-family-generic-asian="swiss" style:font-size-asian="11pt" style:font-size-complex="6.30000019073486pt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 style:writing-mode="lr-tb"/>
      <style:text-properties fo:color="#000000" style:font-name="Arial1" fo:font-size="11pt" fo:language="vi" fo:country="VN" style:font-size-asian="11pt" style:font-name-complex="Arial1" style:font-size-complex="6.30000019073486pt"/>
    </style:style>
    <style:style style:name="P7" style:family="paragraph">
      <style:paragraph-properties style:text-autospace="none" style:writing-mode="lr-tb"/>
      <style:text-properties fo:color="#000000" fo:font-family="Calibri" style:font-family-generic="swiss" fo:font-size="11pt" style:font-family-asian="'MS PGothic'" style:font-family-generic-asian="swiss" style:font-size-asian="11pt" style:font-size-complex="6.30000019073486pt"/>
    </style:style>
    <style:style style:name="P8" style:family="paragraph">
      <style:paragraph-properties style:text-autospace="none" style:writing-mode="lr-tb"/>
      <style:text-properties fo:color="#000000" fo:font-family="Calibri" style:font-family-generic="swiss" fo:font-size="11pt" fo:font-weight="bold" style:font-family-asian="'MS PGothic'" style:font-family-generic-asian="swiss" style:font-size-asian="11pt" style:font-weight-asian="bold" style:font-size-complex="6.30000019073486pt" style:font-weight-complex="bold"/>
    </style:style>
    <style:style style:name="P9" style:family="paragraph">
      <style:paragraph-properties fo:text-align="center" style:text-autospace="none" style:writing-mode="lr-tb"/>
      <style:text-properties fo:color="#000000" style:font-name="Arial1" fo:font-size="11pt" fo:language="vi" fo:country="VN" style:font-size-asian="11pt" style:font-name-complex="Arial1" style:font-size-complex="6.30000019073486pt"/>
    </style:style>
    <style:style style:name="P10" style:family="paragraph">
      <style:paragraph-properties style:text-autospace="none" style:writing-mode="lr-tb"/>
      <style:text-properties style:use-window-font-color="true" fo:font-family="Calibri" style:font-family-generic="swiss" fo:font-size="11pt" style:font-family-asian="'MS PGothic'" style:font-family-generic-asian="swiss" style:font-size-asian="11pt" style:font-size-complex="6.30000019073486pt"/>
    </style:style>
    <style:style style:name="P11" style:family="paragraph">
      <style:paragraph-properties fo:text-align="center" style:text-autospace="none" style:writing-mode="lr-tb"/>
      <style:text-properties style:use-window-font-color="true" fo:font-family="Calibri" style:font-family-generic="swiss" fo:font-size="11pt" style:font-family-asian="'MS PGothic'" style:font-family-generic-asian="swiss" style:font-size-asian="11pt" style:font-size-complex="6.30000019073486pt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family="'MS PGothic'" style:font-family-generic="swiss" fo:font-size="11pt" style:font-family-asian="'MS PGothic'" style:font-family-generic-asian="swiss" style:font-size-asian="11pt" style:font-size-complex="6.3000001907348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1" fo:font-size="11pt" fo:language="vi" fo:country="VN" style:font-size-asian="11pt" style:font-name-complex="Arial1" style:font-size-complex="6.30000019073486pt"/>
    </style:style>
    <style:style style:name="T5" style:family="text">
      <style:text-properties style:use-window-font-color="true"/>
    </style:style>
  </office:automatic-styles>
  <office:body>
    <office:spreadsheet>
      <table:content-validations>
        <table:content-validation table:name="val1" table:condition="of:cell-content-is-in-list([$Task.$P$1:.$Y$1])" table:allow-empty-cell="true" table:display-list="sorted-ascending" table:base-cell-address="Task.D4">
          <table:error-message table:message-type="stop" table:display="true"/>
        </table:content-validation>
        <table:content-validation table:name="val2" table:condition="of:cell-content-is-in-list([$Task.$P$2:.$V$2])" table:allow-empty-cell="true" table:display-list="sorted-ascending" table:base-cell-address="Task.E4">
          <table:error-message table:message-type="stop" table:display="true"/>
        </table:content-validation>
        <table:content-validation table:name="val3" table:condition="of:cell-content-is-in-list([$Task.$P$3:.$T$3])" table:allow-empty-cell="true" table:display-list="unsorted" table:base-cell-address="Task.H4"/>
      </table:content-validations>
      <table:table table:name="Task" table:style-name="ta1" table:print-ranges="Task.A1:Task.N3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6"/>
          <table:table-cell table:style-name="ce1" office:value-type="string">
            <text:p>Reporter</text:p>
          </table:table-cell>
          <table:table-cell table:style-name="ce6"/>
          <table:table-cell table:style-name="ce1" office:value-type="string">
            <text:p>Class</text:p>
          </table:table-cell>
          <table:table-cell table:style-name="ce7" table:number-columns-spanned="2" table:number-rows-spanned="1"/>
          <table:covered-table-cell/>
          <table:table-cell table:number-columns-repeated="8"/>
          <table:table-cell table:style-name="ce8" office:value-type="string">
            <text:p>Create</text:p>
          </table:table-cell>
          <table:table-cell table:style-name="ce8" office:value-type="string">
            <text:p>Review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Correct</text:p>
          </table:table-cell>
          <table:table-cell table:style-name="ce8" office:value-type="string">
            <text:p>Study</text:p>
          </table:table-cell>
          <table:table-cell table:style-name="ce8" office:value-type="string">
            <text:p>Other</text:p>
          </table:table-cell>
          <table:table-cell table:style-name="ce8" table:number-columns-repeated="8"/>
          <table:table-cell table:number-columns-repeated="995"/>
        </table:table-row>
        <table:table-row table:style-name="ro1">
          <table:table-cell table:number-columns-repeated="15"/>
          <table:table-cell table:style-name="ce9" office:value-type="string">
            <text:p>LOC</text:p>
          </table:table-cell>
          <table:table-cell table:style-name="ce9" office:value-type="string">
            <text:p>PageA4</text:p>
          </table:table-cell>
          <table:table-cell table:style-name="ce9" office:value-type="string">
            <text:p>Sheet</text:p>
          </table:table-cell>
          <table:table-cell table:style-name="ce9" office:value-type="string">
            <text:p>Slide</text:p>
          </table:table-cell>
          <table:table-cell table:style-name="ce9" office:value-type="string">
            <text:p>Bug</text:p>
          </table:table-cell>
          <table:table-cell table:style-name="ce9" office:value-type="string">
            <text:p>Issue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office:annotation draw:style-name="gr1" draw:text-style-name="P1" svg:width="1.1413in" svg:height="0.3902in" svg:x="2.3689in" svg:y="0.0327in" draw:caption-point-x="-0.2402in" draw:caption-point-y="0.3598in">
              <dc:creator>ThachLN</dc:creator>
              <dc:date>2011-12-27T00:00:00</dc:date>
              <text:p text:style-name="P1"><text:span text:style-name="T1">Task in project schedule</text:span></text:p>
            </office:annotation>
            <text:p>Project Task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WorkType</text:p>
          </table:table-cell>
          <table:table-cell table:style-name="ce3" office:value-type="string">
            <text:p>Unit</text:p>
          </table:table-cell>
          <table:table-cell table:style-name="ce3" office:value-type="string">
            <office:annotation draw:style-name="gr1" draw:text-style-name="P2" svg:width="1.1413in" svg:height="0.2319in" svg:x="5.9866in" svg:y="0in" draw:caption-point-x="-0.2402in" draw:caption-point-y="0.3925in">
              <dc:creator>ThachLN</dc:creator>
              <dc:date>2011-12-29T00:00:00</dc:date>
              <text:p text:style-name="P2">Estimated Size</text:p>
            </office:annotation>
            <text:p>ES</text:p>
          </table:table-cell>
          <table:table-cell table:style-name="ce3" office:value-type="string">
            <office:annotation draw:style-name="gr1" draw:text-style-name="P2" svg:width="1.1413in" svg:height="0.2319in" svg:x="6.4362in" svg:y="0in" draw:caption-point-x="-0.2402in" draw:caption-point-y="0.3925in">
              <dc:creator>ThachLN</dc:creator>
              <dc:date>2011-12-29T00:00:00</dc:date>
              <text:p text:style-name="P2">Actual Size</text:p>
            </office:annotation>
            <text:p>AS</text:p>
          </table:table-cell>
          <table:table-cell table:style-name="ce3" office:value-type="string">
            <text:p>Status</text:p>
          </table:table-cell>
          <table:table-cell table:style-name="ce3" office:value-type="string">
            <office:annotation draw:style-name="gr1" draw:text-style-name="P2" svg:width="1.1413in" svg:height="0.3846in" svg:x="7.8449in" svg:y="0in" draw:caption-point-x="-0.2402in" draw:caption-point-y="0.3925in">
              <dc:creator>ThachLN</dc:creator>
              <dc:date>2011-12-29T00:00:00</dc:date>
              <text:p text:style-name="P2">Estimated Effort (hours)</text:p>
            </office:annotation>
            <text:p>EE (h)</text:p>
          </table:table-cell>
          <table:table-cell table:style-name="ce3" office:value-type="string">
            <office:annotation draw:style-name="gr1" draw:text-style-name="P2" svg:width="1.1413in" svg:height="0.3846in" svg:x="8.3646in" svg:y="0in" draw:caption-point-x="-0.2402in" draw:caption-point-y="0.3925in">
              <dc:creator>ThachLN</dc:creator>
              <dc:date>2011-12-29T00:00:00</dc:date>
              <text:p text:style-name="P2">Actual Effort (hours)</text:p>
            </office:annotation>
            <text:p>AE(h)</text:p>
          </table:table-cell>
          <table:table-cell table:style-name="ce3" office:value-type="string">
            <office:annotation draw:style-name="gr1" draw:text-style-name="P1" svg:width="1.1413in" svg:height="0.3902in" svg:x="8.8626in" svg:y="0.0327in" draw:caption-point-x="-0.2402in" draw:caption-point-y="0.3598in">
              <dc:creator>ThachLN</dc:creator>
              <dc:date>2011-12-27T00:00:00</dc:date>
              <text:p text:style-name="P1"><text:span text:style-name="T1">Line coverage in Unit Test</text:span></text:p>
            </office:annotation>
            <text:p>LnCo</text:p>
          </table:table-cell>
          <table:table-cell table:style-name="ce3" office:value-type="string">
            <office:annotation draw:style-name="gr1" draw:text-style-name="P1" svg:width="1.1413in" svg:height="0.3902in" svg:x="9.3504in" svg:y="0.0327in" draw:caption-point-x="-0.2402in" draw:caption-point-y="0.3598in">
              <dc:creator>ThachLN</dc:creator>
              <dc:date>2011-12-27T00:00:00</dc:date>
              <text:p text:style-name="P1"><text:span text:style-name="T1">Branch coverage in Unit Test</text:span></text:p>
            </office:annotation>
            <text:p>BrCo</text:p>
          </table:table-cell>
          <table:table-cell table:style-name="ce3" office:value-type="string">
            <office:annotation draw:style-name="gr1" draw:text-style-name="P1" svg:width="1.1413in" svg:height="0.2346in" svg:x="9.8299in" svg:y="0.0327in" draw:caption-point-x="-0.2402in" draw:caption-point-y="0.3598in">
              <dc:creator>ThachLN</dc:creator>
              <dc:date>2011-12-27T00:00:00</dc:date>
              <text:p text:style-name="P1"><text:span text:style-name="T1">Found bug</text:span></text:p>
            </office:annotation>
            <text:p>Bug</text:p>
          </table:table-cell>
          <table:table-cell table:style-name="ce3" office:value-type="string">
            <text:p>Note</text:p>
          </table:table-cell>
          <table:table-cell/>
          <table:table-cell table:style-name="ce9" office:value-type="string">
            <text:p>On-Going</text:p>
          </table:table-cell>
          <table:table-cell table:style-name="ce9" office:value-type="string">
            <text:p>Finished</text:p>
          </table:table-cell>
          <table:table-cell table:style-name="ce9" office:value-type="string">
            <text:p>Delayed</text:p>
          </table:table-cell>
          <table:table-cell table:style-name="ce9" office:value-type="string">
            <text:p>Cancelled</text:p>
          </table:table-cell>
          <table:table-cell table:number-columns-repeated="1005"/>
        </table:table-row>
        <table:table-row table:style-name="ro1">
          <table:table-cell table:style-name="ce4" office:value-type="date" office:date-value="2011-02-01">
            <text:p>02/01/11</text:p>
          </table:table-cell>
          <table:table-cell table:style-name="ce5" table:number-columns-repeated="2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 table:number-rows-repeated="2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/>
          <table:table-cell table:style-name="ce8" table:number-columns-repeated="14"/>
          <table:table-cell table:number-columns-repeated="995"/>
        </table:table-row>
        <table:table-row table:style-name="ro1" table:number-rows-repeated="17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_Guidelin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6"/>
          <table:table-cell table:style-name="ce1" office:value-type="string">
            <text:p>Reporter</text:p>
          </table:table-cell>
          <table:table-cell table:style-name="ce6"/>
          <table:table-cell table:style-name="ce1" office:value-type="string">
            <text:p>Class</text:p>
          </table:table-cell>
          <table:table-cell table:style-name="ce7" table:number-columns-spanned="2" table:number-rows-spanned="1"/>
          <table:covered-table-cell/>
          <table:table-cell table:number-columns-repeated="8"/>
          <table:table-cell table:style-name="ce8" office:value-type="string">
            <text:p>Create</text:p>
          </table:table-cell>
          <table:table-cell table:style-name="ce8" office:value-type="string">
            <text:p>Review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Correct</text:p>
          </table:table-cell>
          <table:table-cell table:style-name="ce8" office:value-type="string">
            <text:p>Study</text:p>
          </table:table-cell>
          <table:table-cell table:style-name="ce8" office:value-type="string">
            <text:p>Other</text:p>
          </table:table-cell>
          <table:table-cell table:style-name="ce8" table:number-columns-repeated="8"/>
          <table:table-cell table:number-columns-repeated="995"/>
        </table:table-row>
        <table:table-row table:style-name="ro1">
          <table:table-cell table:number-columns-repeated="15"/>
          <table:table-cell table:style-name="ce9" office:value-type="string">
            <text:p>LOC</text:p>
          </table:table-cell>
          <table:table-cell table:style-name="ce9" office:value-type="string">
            <text:p>PageA4</text:p>
          </table:table-cell>
          <table:table-cell table:style-name="ce9" office:value-type="string">
            <text:p>Sheet</text:p>
          </table:table-cell>
          <table:table-cell table:style-name="ce9" office:value-type="string">
            <text:p>Slide</text:p>
          </table:table-cell>
          <table:table-cell table:style-name="ce9" office:value-type="string">
            <text:p>Bug</text:p>
          </table:table-cell>
          <table:table-cell table:style-name="ce9" office:value-type="string">
            <text:p>Issue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office:annotation draw:style-name="gr1" draw:text-style-name="P1" svg:width="1.1413in" svg:height="0.3902in" svg:x="2.3689in" svg:y="0.0327in" draw:caption-point-x="-0.2402in" draw:caption-point-y="0.3598in">
              <dc:creator>ThachLN</dc:creator>
              <dc:date>2011-12-27T00:00:00</dc:date>
              <text:p text:style-name="P1"><text:span text:style-name="T1">Task in project schedule</text:span></text:p>
            </office:annotation>
            <text:p>Project Task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WorkType</text:p>
          </table:table-cell>
          <table:table-cell table:style-name="ce3" office:value-type="string">
            <text:p>Unit</text:p>
          </table:table-cell>
          <table:table-cell table:style-name="ce3" office:value-type="string">
            <office:annotation draw:style-name="gr1" draw:text-style-name="P2" svg:width="1.1413in" svg:height="0.2319in" svg:x="5.9866in" svg:y="0in" draw:caption-point-x="-0.2402in" draw:caption-point-y="0.3925in">
              <dc:creator>ThachLN</dc:creator>
              <dc:date>2011-12-29T00:00:00</dc:date>
              <text:p text:style-name="P2">Estimated Size</text:p>
            </office:annotation>
            <text:p>ES</text:p>
          </table:table-cell>
          <table:table-cell table:style-name="ce3" office:value-type="string">
            <office:annotation draw:style-name="gr1" draw:text-style-name="P2" svg:width="1.1413in" svg:height="0.2319in" svg:x="6.4362in" svg:y="0in" draw:caption-point-x="-0.2402in" draw:caption-point-y="0.3925in">
              <dc:creator>ThachLN</dc:creator>
              <dc:date>2011-12-29T00:00:00</dc:date>
              <text:p text:style-name="P2">Actual Size</text:p>
            </office:annotation>
            <text:p>AS</text:p>
          </table:table-cell>
          <table:table-cell table:style-name="ce3" office:value-type="string">
            <text:p>Status</text:p>
          </table:table-cell>
          <table:table-cell table:style-name="ce3" office:value-type="string">
            <office:annotation draw:style-name="gr1" draw:text-style-name="P2" svg:width="1.1413in" svg:height="0.3846in" svg:x="7.8449in" svg:y="0in" draw:caption-point-x="-0.2402in" draw:caption-point-y="0.3925in">
              <dc:creator>ThachLN</dc:creator>
              <dc:date>2011-12-29T00:00:00</dc:date>
              <text:p text:style-name="P2">Estimated Effort (hours)</text:p>
            </office:annotation>
            <text:p>EE (h)</text:p>
          </table:table-cell>
          <table:table-cell table:style-name="ce3" office:value-type="string">
            <office:annotation draw:style-name="gr1" draw:text-style-name="P2" svg:width="1.1413in" svg:height="0.3846in" svg:x="8.3646in" svg:y="0in" draw:caption-point-x="-0.2402in" draw:caption-point-y="0.3925in">
              <dc:creator>ThachLN</dc:creator>
              <dc:date>2011-12-29T00:00:00</dc:date>
              <text:p text:style-name="P2">Actual Effort (hours)</text:p>
            </office:annotation>
            <text:p>AE(h)</text:p>
          </table:table-cell>
          <table:table-cell table:style-name="ce3" office:value-type="string">
            <office:annotation draw:style-name="gr1" draw:text-style-name="P1" svg:width="1.1413in" svg:height="0.3902in" svg:x="8.8626in" svg:y="0.0327in" draw:caption-point-x="-0.2402in" draw:caption-point-y="0.3598in">
              <dc:creator>ThachLN</dc:creator>
              <dc:date>2011-12-27T00:00:00</dc:date>
              <text:p text:style-name="P1"><text:span text:style-name="T1">Line coverage in Unit Test</text:span></text:p>
            </office:annotation>
            <text:p>LnCo</text:p>
          </table:table-cell>
          <table:table-cell table:style-name="ce3" office:value-type="string">
            <office:annotation draw:style-name="gr1" draw:text-style-name="P1" svg:width="1.1413in" svg:height="0.3902in" svg:x="9.3504in" svg:y="0.0327in" draw:caption-point-x="-0.2402in" draw:caption-point-y="0.3598in">
              <dc:creator>ThachLN</dc:creator>
              <dc:date>2011-12-27T00:00:00</dc:date>
              <text:p text:style-name="P1"><text:span text:style-name="T1">Branch coverage in Unit Test</text:span></text:p>
            </office:annotation>
            <text:p>BrCo</text:p>
          </table:table-cell>
          <table:table-cell table:style-name="ce3" office:value-type="string">
            <office:annotation draw:style-name="gr1" draw:text-style-name="P1" svg:width="1.1413in" svg:height="0.2346in" svg:x="9.8299in" svg:y="0.0327in" draw:caption-point-x="-0.2402in" draw:caption-point-y="0.3598in">
              <dc:creator>ThachLN</dc:creator>
              <dc:date>2011-12-27T00:00:00</dc:date>
              <text:p text:style-name="P1"><text:span text:style-name="T1">Found bug</text:span></text:p>
            </office:annotation>
            <text:p>Bug</text:p>
          </table:table-cell>
          <table:table-cell table:style-name="ce3" office:value-type="string">
            <text:p>Note</text:p>
          </table:table-cell>
          <table:table-cell/>
          <table:table-cell table:style-name="ce9" office:value-type="string">
            <text:p>On-Going</text:p>
          </table:table-cell>
          <table:table-cell table:style-name="ce9" office:value-type="string">
            <text:p>Finished</text:p>
          </table:table-cell>
          <table:table-cell table:style-name="ce9" office:value-type="string">
            <text:p>Delayed</text:p>
          </table:table-cell>
          <table:table-cell table:style-name="ce9" office:value-type="string">
            <text:p>Cancelled</text:p>
          </table:table-cell>
          <table:table-cell table:number-columns-repeated="1005"/>
        </table:table-row>
        <table:table-row table:style-name="ro1">
          <table:table-cell table:style-name="ce4" office:value-type="date" office:date-value="2011-02-01">
            <text:p>02/01/11</text:p>
          </table:table-cell>
          <table:table-cell table:style-name="ce5" table:number-columns-repeated="2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>
            <draw:custom-shape table:end-cell-address="Task_Guideline.B9" table:end-x="1.2083in" table:end-y="0.0323in" draw:z-index="18" draw:style-name="gr2" draw:text-style-name="P4" svg:width="1.515in" svg:height="0.6697in" svg:x="0.4547in" svg:y="0.1402in">
              <text:p text:style-name="P3"><text:span text:style-name="T2">Task lớn của dự án</text:span></text:p>
              <draw:enhanced-geometry svg:viewBox="0 0 21600 21600" draw:text-areas="800 800 20800 20800" draw:type="round-rectangular-callout" draw:modifiers="14832.1122369447 -12157.9318448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 table:number-columns-repeated="2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/>
          <table:table-cell table:style-name="ce8" table:number-columns-repeated="14"/>
          <table:table-cell table:number-columns-repeated="995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/>
          <table:table-cell table:style-name="ce5">
            <draw:custom-shape table:end-cell-address="Task_Guideline.D13" table:end-x="0.4894in" table:end-y="0.0756in" draw:z-index="16" draw:style-name="gr2" draw:text-style-name="P4" svg:width="2.5252in" svg:height="0.6697in" svg:x="0.8547in" svg:y="0.1835in">
              <text:p text:style-name="P3"><text:span text:style-name="T2">Sản phẩm làm ra.</text:span></text:p>
              <text:p text:style-name="P3"><text:span text:style-name="T2"><text:s/></text:span><text:span text:style-name="T2">Ghi dưới đang file (mã nguồn, tài liệu)</text:span></text:p>
              <draw:enhanced-geometry svg:viewBox="0 0 21600 21600" draw:text-areas="800 800 20800 20800" draw:type="round-rectangular-callout" draw:modifiers="8640 -35141.2455934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/>
          <table:table-cell table:style-name="ce5">
            <draw:custom-shape table:end-cell-address="Task_Guideline.N14" table:end-x="0.0535in" table:end-y="0.1732in" draw:z-index="21" draw:style-name="gr2" draw:text-style-name="P5" svg:width="1.6161in" svg:height="0.6697in" svg:x="0.4224in" svg:y="0.0866in">
              <text:p text:style-name="P5">Thời gian thực tế</text:p>
              <text:p text:style-name="P5"><text:s/>cho công việc</text:p>
              <draw:enhanced-geometry svg:viewBox="0 0 21600 21600" draw:text-areas="800 800 20800 20800" draw:type="round-rectangular-callout" draw:modifiers="-3514.07696054554 -45953.9365452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4"/>
          <table:table-cell table:style-name="ce5">
            <draw:custom-shape table:end-cell-address="Task_Guideline.O26" table:end-x="0.4472in" table:end-y="0.1295in" draw:z-index="22" draw:style-name="gr2" draw:text-style-name="P9" svg:width="2.5957in" svg:height="2.6244in" svg:x="0.3508in" svg:y="0.0327in">
              <text:p text:style-name="P6"><text:span text:style-name="T3">LnCo</text:span>: tỉ lệ bao phủ (coverage)<text:line-break/>của dòng lệnh:</text:p>
              <text:p text:style-name="P6">Công thức tính: </text:p>
              <text:p text:style-name="P6">Số dòng lệnh được thực thi / </text:p>
              <text:p text:style-name="P6">Tổng số dòng lệnh viết ra.</text:p>
              <text:p text:style-name="P6"><text:span text:style-name="T3">BrCo</text:span>: tỉ lệ bao phủ (coverage) của</text:p>
              <text:p text:style-name="P6"><text:s/>nhánh rõ (if, switch).</text:p>
              <text:p text:style-name="P6">Công thức tính: </text:p>
              <text:p text:style-name="P6">Số nhánh được thực thi /</text:p>
              <text:p text:style-name="P6">tổng số nhánh trong code.</text:p>
              <text:p text:style-name="P7"/>
              <text:p text:style-name="P8">Nên dùng các công cụ đi kèm Eclipse,</text:p>
              <text:p text:style-name="P8"><text:s/>Visual Studion để tính</text:p>
              <draw:enhanced-geometry svg:viewBox="0 0 21600 21600" draw:text-areas="800 800 20800 20800" draw:type="round-rectangular-callout" draw:modifiers="-6973.97634212921 -14222.888855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>
            <draw:custom-shape table:end-cell-address="Task_Guideline.L18" table:end-x="0.3535in" table:end-y="0.1516in" draw:z-index="20" draw:style-name="gr2" draw:text-style-name="P5" svg:width="1.6161in" svg:height="0.6697in" svg:x="0.2744in" svg:y="0.065in">
              <text:p text:style-name="P5">Ước lượng thời gian</text:p>
              <text:p text:style-name="P5"><text:s/>cho công việc</text:p>
              <draw:enhanced-geometry svg:viewBox="0 0 21600 21600" draw:text-areas="800 800 20800 20800" draw:type="round-rectangular-callout" draw:modifiers="-1209.93667803215 -70675.910693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>
            <draw:custom-shape table:end-cell-address="Task_Guideline.E20" table:end-x="0.8126in" table:end-y="0.1394in" draw:z-index="17" draw:style-name="gr2" draw:text-style-name="P9" svg:width="2.5654in" svg:height="0.6697in" svg:x="0.6555in" svg:y="0.0531in">
              <text:p text:style-name="P6"><text:span text:style-name="T4">Ước lượng khối lượng của công việc: </text:span></text:p>
              <text:p text:style-name="P6"><text:span text:style-name="T4">Tính bằng Số dòng code/số trang,</text:span></text:p>
              <text:p text:style-name="P6"><text:span text:style-name="T4">..v.v..tùy theo Product và Unit</text:span></text:p>
              <draw:enhanced-geometry svg:viewBox="0 0 21600 21600" draw:text-areas="800 800 20800 20800" draw:type="round-rectangular-callout" draw:modifiers="22531.3487801135 -82821.15158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 table:number-rows-repeated="6">
          <table:table-cell table:style-name="ce5" table:number-columns-repeated="3"/>
          <table:table-cell table:style-name="ce5" table:content-validation-name="val1"/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5" table:content-validation-name="val1">
            <draw:custom-shape table:end-cell-address="Task_Guideline.I29" table:end-x="0.1835in" table:end-y="0.1079in" draw:z-index="19" draw:style-name="gr2" draw:text-style-name="P11" svg:width="3.0807in" svg:height="1.0374in" svg:x="0.5402in" svg:y="0.0425in">
              <text:p text:style-name="P10"><text:span text:style-name="T5">Đơn vị LOC của mã nguồn được </text:span></text:p>
              <text:p text:style-name="P10"><text:span text:style-name="T5">tính bằng đơn vị logic (số step).</text:span></text:p>
              <text:p text:style-name="P10"><text:span text:style-name="T5"><text:s/></text:span><text:span text:style-name="T5">Dùng công cụ BlueStepCounter hoặc </text:span></text:p>
              <text:p text:style-name="P10"><text:span text:style-name="T5"><text:s/></text:span><text:span text:style-name="T5">StepCounter plugin trong Eclipse.</text:span></text:p>
              <draw:enhanced-geometry svg:viewBox="0 0 21600 21600" draw:text-areas="800 800 20800 20800" draw:type="round-rectangular-callout" draw:modifiers="5947.86608740097 -10775.4172989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" table:content-validation-name="val2"/>
          <table:table-cell table:style-name="ce5" table:number-columns-repeated="2"/>
          <table:table-cell table:style-name="ce5" table:content-validation-name="val3"/>
          <table:table-cell table:style-name="ce5" table:number-columns-repeated="6"/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" table:base-cell-address="$Task.$A$1" table:cell-range-address="$Task.$A$4:.$H$11"/>
        <table:named-range table:name="Excel_BuiltIn_Print_Area" table:base-cell-address="$Task.$A$1" table:cell-range-address="$Task.$A$1:.$N$97" table:range-usable-as="print-range"/>
        <table:named-range table:name="Excel_BuiltIn_Print_Titles" table:base-cell-address="$Task.$A$1" table:cell-range-address="$Task.$A$1:.$AMJ$4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4P0" style:volatile="true">
      <number:year number:style="long"/>
      <number:text>/</number:text>
      <number:day number:style="long"/>
      <number:text>/</number:text>
      <number:month number:style="long"/>
    </number:date-style>
    <number:text-style style:name="N144">
      <number:text-content/>
      <style:map style:condition="value()&gt;=0" style:apply-style-name="N144P0"/>
    </number:text-style>
    <number:date-style style:name="N145">
      <number:year number:style="long"/>
      <number:text>/</number:text>
      <number:month number:style="long"/>
      <number:text>/</number:text>
      <number:day number:style="long"/>
    </number:date-style>
    <number:date-style style:name="N14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6">
      <number:text-content/>
      <style:map style:condition="value()&gt;=0" style:apply-style-name="N146P0"/>
    </number:text-style>
    <number:date-style style:name="N147">
      <number:year number:style="long"/>
    </number:date-style>
    <number:date-style style:name="N148">
      <number:year number:style="long"/>
      <number:text>/</number:text>
      <number:month number:style="long"/>
    </number:date-style>
    <number:date-style style:name="N149">
      <number:month number:style="long"/>
      <number:text>-</number:text>
      <number:year number:style="long"/>
    </number:date-style>
    <number:number-style style:name="N150">
      <number:number number:decimal-places="1" number:min-integer-digits="1"/>
      <number:text> </number:text>
    </number:number-style>
    <number:number-style style:name="N151">
      <number:number number:decimal-places="2" number:min-integer-digits="1"/>
      <number:text> </number:text>
    </number:number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number:text>\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\</number:text>
      <number:number number:decimal-places="0" number:min-integer-digits="1" number:grouping="true"/>
    </number:number-style>
    <number:number-style style:name="N154">
      <style:text-properties fo:color="#ff0000"/>
      <number:text>\-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\</number:text>
      <number:number number:decimal-places="2" number:min-integer-digits="1" number:grouping="true"/>
    </number:number-style>
    <number:number-style style:name="N156">
      <number:text>\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2" number:min-integer-digits="1" number:grouping="true"/>
    </number:number-style>
    <number:number-style style:name="N157">
      <style:text-properties fo:color="#ff0000"/>
      <number:text>\-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\</number:text>
      <number:number number:decimal-places="0" number:min-integer-digits="1" number:grouping="true"/>
      <number:text> </number:text>
    </number:number-style>
    <number:number-style style:name="N161P1" style:volatile="true">
      <number:text> \-</number:text>
      <number:number number:decimal-places="0" number:min-integer-digits="1" number:grouping="true"/>
      <number:text> </number:text>
    </number:number-style>
    <number:number-style style:name="N161P2" style:volatile="true">
      <number:text> \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\</number:text>
      <number:number number:decimal-places="2" number:min-integer-digits="1" number:grouping="true"/>
      <number:text> </number:text>
    </number:number-style>
    <number:number-style style:name="N167P1" style:volatile="true">
      <number:text> \-</number:text>
      <number:number number:decimal-places="2" number:min-integer-digits="1" number:grouping="true"/>
      <number:text> </number:text>
    </number:number-style>
    <number:number-style style:name="N167P2" style:volatile="true">
      <number:text> \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\</number:text>
      <number:number number:decimal-places="0" number:min-integer-digits="1" number:grouping="true"/>
    </number:number-style>
    <number:number-style style:name="N170">
      <number:text>-\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\</number:text>
      <number:number number:decimal-places="0" number:min-integer-digits="1" number:grouping="true"/>
    </number:number-style>
    <number:number-style style:name="N171">
      <style:text-properties fo:color="#ff0000"/>
      <number:text>-\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\</number:text>
      <number:number number:decimal-places="2" number:min-integer-digits="1" number:grouping="true"/>
    </number:number-style>
    <number:number-style style:name="N172">
      <number:text>-\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2" number:min-integer-digits="1" number:grouping="true"/>
    </number:number-style>
    <number:number-style style:name="N173">
      <style:text-properties fo:color="#ff0000"/>
      <number:text>-\</number:text>
      <number:number number:decimal-places="2" number:min-integer-digits="1" number:grouping="true"/>
      <style:map style:condition="value()&gt;=0" style:apply-style-name="N173P0"/>
    </number:number-style>
    <number:number-style style:name="N175P0" style:volatile="true">
      <number:text> \</number:text>
      <number:number number:decimal-places="0" number:min-integer-digits="1" number:grouping="true"/>
      <number:text> </number:text>
    </number:number-style>
    <number:number-style style:name="N175P1" style:volatile="true">
      <number:text>-\</number:text>
      <number:number number:decimal-places="0" number:min-integer-digits="1" number:grouping="true"/>
      <number:text> </number:text>
    </number:number-style>
    <number:number-style style:name="N175P2" style:volatile="true">
      <number:text> \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\</number:text>
      <number:number number:decimal-places="2" number:min-integer-digits="1" number:grouping="true"/>
      <number:text> </number:text>
    </number:number-style>
    <number:number-style style:name="N179P1" style:volatile="true">
      <number:text>-\</number:text>
      <number:number number:decimal-places="2" number:min-integer-digits="1" number:grouping="true"/>
      <number:text> </number:text>
    </number:number-style>
    <number:number-style style:name="N179P2" style:volatile="true">
      <number:text> \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_20_1" style:display-name="Excel_CondFormat_1_1_1 1" style:family="table-cell" style:parent-style-name="Default">
      <style:table-cell-properties fo:background-color="#c0c0c0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c0c0c0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1" style:display-name="Excel_CondFormat_1_1_1" style:family="table-cell" style:parent-style-name="Default">
      <style:table-cell-properties fo:background-color="#c0c0c0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9in" fo:page-height="8.2681in" style:num-format="1" style:print-orientation="landscape" fo:margin-top="0.2in" fo:margin-bottom="0.1in" fo:margin-left="0.3in" fo:margin-right="0.2in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5in" fo:margin-left="0.5in" fo:margin-right="0.25in" style:first-page-number="continue" style:scale-to="71%" style:writing-mode="lr-tb"/>
      <style:header-style>
        <style:header-footer-properties fo:min-height="0.2957in" fo:margin-left="0.248in" fo:margin-right="0.498in" fo:margin-bottom="0in"/>
      </style:header-style>
      <style:footer-style>
        <style:header-footer-properties fo:min-height="0.2957in" fo:margin-left="0.248in" fo:margin-right="0.498in" fo:margin-top="0.09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5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Tasks_20_1" style:display-name="PageStyle_Tasks 1" style:page-layout-name="Mpm3">
      <style:header style:display="false"/>
      <style:header-left style:display="false"/>
      <style:footer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Tasks_20_2" style:display-name="PageStyle_Tasks 2" style:page-layout-name="Mpm3">
      <style:header style:display="false"/>
      <style:header-left style:display="false"/>
      <style:footer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6e-BM/PM/HDCV/FSOFT-HCM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count>99</text:page-count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12-27T11:23:52.13</meta:creation-date>
    <dc:date>2011-12-29T15:17:41.83</dc:date>
    <dc:creator>Thach Le</dc:creator>
    <meta:editing-duration>PT35M21S</meta:editing-duration>
    <meta:editing-cycles>4</meta:editing-cycles>
    <meta:generator>OpenOffice.org/3.3$Win32 OpenOffice.org_project/330m20$Build-9567</meta:generator>
    <meta:document-statistic meta:table-count="2" meta:cell-count="68" meta:object-count="7"/>
  </office:meta>
</office:document-meta>
</file>